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Mono1" svg:font-family="'Nimbus Mono'" style:font-pitch="fixed"/>
    <style:font-face style:name="Nimbus Mono" svg:font-family="'Nimbus Mono'" style:font-adornments="Normal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Nimbus Mono2" svg:font-family="'Nimbus Mono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ISO.1.Encabezado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6" style:family="paragraph" style:parent-style-name="Standard" style:master-page-name="First_20_Page">
      <style:paragraph-properties style:page-number="auto"/>
      <style:text-properties fo:language="es" fo:country="ES" officeooo:paragraph-rsid="0000db31"/>
    </style:style>
    <style:style style:name="P7" style:family="paragraph" style:parent-style-name="Standard" style:master-page-name="Standard">
      <style:paragraph-properties style:page-number="1" fo:break-before="page"/>
      <style:text-properties fo:language="es" fo:country="ES" officeooo:paragraph-rsid="0000db31"/>
    </style:style>
    <style:style style:name="P8" style:family="paragraph" style:parent-style-name="ISO.2.Enunciado">
      <style:text-properties officeooo:rsid="0020aeda" officeooo:paragraph-rsid="0020aeda"/>
    </style:style>
    <style:style style:name="P9" style:family="paragraph" style:parent-style-name="ISO.2.Enunciado">
      <style:paragraph-properties fo:margin-left="0cm" fo:margin-right="0cm" fo:text-indent="0cm" style:auto-text-indent="false"/>
    </style:style>
    <style:style style:name="P10" style:family="paragraph" style:parent-style-name="ISO.5.Cuerpo">
      <style:text-properties officeooo:rsid="0020aeda" officeooo:paragraph-rsid="0020aeda"/>
    </style:style>
    <style:style style:name="P11" style:family="paragraph" style:parent-style-name="ISO.5.Cuerpo">
      <style:text-properties officeooo:rsid="00229d43" officeooo:paragraph-rsid="00229d43"/>
    </style:style>
    <style:style style:name="P12" style:family="paragraph" style:parent-style-name="ISO.1.Encabezado">
      <style:text-properties fo:language="es" fo:country="ES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paragraph-rsid="001f696b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2131ad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style:font-name="Nimbus Mono1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style:font-name="Nimbus Mono1" fo:font-size="80pt" style:font-size-asian="80pt" style:font-size-complex="80pt"/>
    </style:style>
    <style:style style:name="T1" style:family="text">
      <style:text-properties officeooo:rsid="0007335c"/>
    </style:style>
    <style:style style:name="T2" style:family="text">
      <style:text-properties fo:language="es" fo:country="ES"/>
    </style:style>
    <style:style style:name="T3" style:family="text">
      <style:text-properties officeooo:rsid="0001e570"/>
    </style:style>
    <style:style style:name="T4" style:family="text">
      <style:text-properties officeooo:rsid="0011c227"/>
    </style:style>
    <style:style style:name="T5" style:family="text">
      <style:text-properties officeooo:rsid="002131ad"/>
    </style:style>
    <style:style style:name="T6" style:family="text">
      <style:text-properties style:font-name="Nimbus Mono1"/>
    </style:style>
    <style:style style:name="T7" style:family="text">
      <style:text-properties style:font-name="Nimbus Mono1" fo:font-size="80pt" style:font-size-asian="80pt" style:font-size-complex="8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3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6.7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text:anchor-type="paragraph" draw:z-index="0" draw:style-name="gr1" draw:text-style-name="P16" svg:width="10.969cm" svg:height="3.13cm" svg:x="6.583cm" svg:y="17.584cm"><draw:text-box><text:p text:style-name="P15"><text:span text:style-name="T6">Col.legi Sant Josep Obrer</text:span></text:p><text:p text:style-name="P15"><text:span text:style-name="T6">Implantació de sistemes operatius</text:span></text:p><text:p text:style-name="P15"><text:span text:style-name="T6">ASIX 1</text:span></text:p><text:p text:style-name="P15"><text:span text:style-name="T6">Piqueras Sastre Alejandro</text:span></text:p><text:p text:style-name="P15"><text:span text:style-name="T6">Ríos <text:s/>Galván Iñaki</text:span></text:p><text:p text:style-name="P15"><text:span text:style-name="T6">Daniel Rosselló Sánchez</text:span></text:p></draw:text-box></draw:frame><draw:frame text:anchor-type="paragraph" draw:z-index="1" draw:style-name="gr2" draw:text-style-name="P18" svg:width="17.488cm" svg:height="6.779cm" svg:x="-0.034cm" svg:y="5.101cm"><draw:text-box><text:p text:style-name="P17"><text:span text:style-name="T7">Práctica 1</text:span></text:p><text:p text:style-name="P17"><text:span text:style-name="T7">Windows XP</text:span></text:p></draw:text-box></draw:frame></text:p>
      <text:p text:style-name="P7"><text:bookmark-start text:name="__RefHeading__109_598623619"/><text:bookmark-end text:name="__RefHeading__109_598623619"/></text:p>
      <text:table-of-content text:style-name="Sect1" text:protected="true" text:name="Índice de contenido1">
        <text:table-of-content-source text:outline-level="10" text:use-index-source-styles="tru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SO.1.Encabezado"/>
            <text:index-source-style text:style-name="ISO.Encabezado"/>
          </text:index-source-styles>
          <text:index-source-styles text:outline-level="2">
            <text:index-source-style text:style-name="ISO.2.1.Enunciado"/>
            <text:index-source-style text:style-name="ISO.2.Enunciado"/>
            <text:index-source-style text:style-name="ISO.Enunciado"/>
          </text:index-source-styles>
          <text:index-source-styles text:outline-level="3">
            <text:index-source-style text:style-name="ISO.3.Subapartado"/>
            <text:index-source-style text:style-name="ISO.4.Pasos"/>
            <text:index-source-style text:style-name="ISO.Subapartado"/>
          </text:index-source-styles>
          <text:index-source-styles text:outline-level="4">
            <text:index-source-style text:style-name="ISO.4.Paso"/>
            <text:index-source-style text:style-name="ISO.Paso"/>
          </text:index-source-styles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"><text:a xlink:type="simple" xlink:href="#__RefHeading__111_598623619" text:style-name="Index_20_Link" text:visited-style-name="Index_20_Link">Contenido<text:tab/>2</text:a></text:p>
          <text:p text:style-name="P3"><text:a xlink:type="simple" xlink:href="#__RefHeading__113_598623619" text:style-name="Index_20_Link" text:visited-style-name="Index_20_Link">Ejercicio 1<text:tab/>2</text:a></text:p>
          <text:p text:style-name="P5"><text:a xlink:type="simple" xlink:href="#__RefHeading__115_598623619" text:style-name="Index_20_Link" text:visited-style-name="Index_20_Link"><text:s/>1.-Creación de la máquina virtual<text:tab/>2</text:a></text:p>
          <text:p text:style-name="P5"><text:a xlink:type="simple" xlink:href="#__RefHeading__399_733798340" text:style-name="Index_20_Link" text:visited-style-name="Index_20_Link"><text:s/>2.-Nombre y Sistema Operativo<text:tab/>2</text:a></text:p>
          <text:p text:style-name="P5"><text:a xlink:type="simple" xlink:href="#__RefHeading__401_733798340" text:style-name="Index_20_Link" text:visited-style-name="Index_20_Link"><text:s/>3.-Tamaño de memoria<text:tab/>2</text:a></text:p>
          <text:p text:style-name="P5"><text:a xlink:type="simple" xlink:href="#__RefHeading__403_733798340" text:style-name="Index_20_Link" text:visited-style-name="Index_20_Link"><text:s/>4.-Unidad de disco duro<text:tab/>2</text:a></text:p>
          <text:p text:style-name="P5"><text:a xlink:type="simple" xlink:href="#__RefHeading__405_733798340" text:style-name="Index_20_Link" text:visited-style-name="Index_20_Link"><text:s/>4.1.-Tipo de archivo de unidad de disco<text:tab/>2</text:a></text:p>
          <text:p text:style-name="P5"><text:a xlink:type="simple" xlink:href="#__RefHeading__407_733798340" text:style-name="Index_20_Link" text:visited-style-name="Index_20_Link"><text:s/>4.2.-Almacenamiento en unidad de disco<text:tab/>2</text:a></text:p>
          <text:p text:style-name="P5"><text:a xlink:type="simple" xlink:href="#__RefHeading__409_733798340" text:style-name="Index_20_Link" text:visited-style-name="Index_20_Link"><text:s/>4.3.-Ubicación del archivo y tamaño<text:tab/>3</text:a></text:p>
          <text:p text:style-name="P5"><text:a xlink:type="simple" xlink:href="#__RefHeading__411_733798340" text:style-name="Index_20_Link" text:visited-style-name="Index_20_Link"><text:s/>5.-Máquina virtual lista<text:tab/>3</text:a></text:p>
          <text:p text:style-name="P3"><text:a xlink:type="simple" xlink:href="#__RefHeading__383_445829800" text:style-name="Index_20_Link" text:visited-style-name="Index_20_Link">Ejercicio 2<text:tab/>4</text:a></text:p>
          <text:p text:style-name="P5"><text:a xlink:type="simple" xlink:href="#__RefHeading__483_445829800" text:style-name="Index_20_Link" text:visited-style-name="Index_20_Link"><text:s/>1.-Instalación de Windows XP (Primera parte)<text:tab/>4</text:a></text:p>
          <text:p text:style-name="P5"><text:a xlink:type="simple" xlink:href="#__RefHeading__730_598623619" text:style-name="Index_20_Link" text:visited-style-name="Index_20_Link"><text:s/>1.1.-Paso 1.1<text:tab/>4</text:a></text:p>
          <text:p text:style-name="P5"><text:a xlink:type="simple" xlink:href="#__RefHeading__732_598623619" text:style-name="Index_20_Link" text:visited-style-name="Index_20_Link"><text:s/>2.-Instalación de Windows XP (Segunda parte)<text:tab/>4</text:a></text:p>
          <text:p text:style-name="P5"><text:a xlink:type="simple" xlink:href="#__RefHeading__485_445829800" text:style-name="Index_20_Link" text:visited-style-name="Index_20_Link"><text:s/>2.1.-Paso 2.1<text:tab/>4</text:a></text:p>
          <text:p text:style-name="P4"><text:a xlink:type="simple" xlink:href="#__RefHeading__119_598623619" text:style-name="Index_20_Link" text:visited-style-name="Index_20_Link">Problemas encontrados<text:tab/>5</text:a></text:p>
          <text:p text:style-name="P4"><text:a xlink:type="simple" xlink:href="#__RefHeading__123_598623619" text:style-name="Index_20_Link" text:visited-style-name="Index_20_Link">Opinión personal<text:tab/>6</text:a></text:p>
          <text:p text:style-name="P3"><text:a xlink:type="simple" xlink:href="#__RefHeading__125_598623619" text:style-name="Index_20_Link" text:visited-style-name="Index_20_Link">Integrante 1<text:tab/>6</text:a></text:p>
          <text:p text:style-name="P3"><text:a xlink:type="simple" xlink:href="#__RefHeading__129_598623619" text:style-name="Index_20_Link" text:visited-style-name="Index_20_Link">Integrante 2<text:tab/>6</text:a></text:p>
          <text:p text:style-name="P3"><text:a xlink:type="simple" xlink:href="#__RefHeading__131_598623619" text:style-name="Index_20_Link" text:visited-style-name="Index_20_Link">Integrante 3<text:tab/>6</text:a></text:p>
          <text:p text:style-name="P3"><text:a xlink:type="simple" xlink:href="#__RefHeading__133_598623619" text:style-name="Index_20_Link" text:visited-style-name="Index_20_Link">Puntos de discusión<text:tab/>6</text:a></text:p>
          <text:p text:style-name="P4"><text:a xlink:type="simple" xlink:href="#__RefHeading__135_598623619" text:style-name="Index_20_Link" text:visited-style-name="Index_20_Link">Bibliografía<text:tab/>7</text:a></text:p>
          <text:p text:style-name="P3"><text:a xlink:type="simple" xlink:href="#__RefHeading__137_598623619" text:style-name="Index_20_Link" text:visited-style-name="Index_20_Link">Pregunta 1<text:tab/>7</text:a></text:p>
          <text:p text:style-name="P3"><text:a xlink:type="simple" xlink:href="#__RefHeading__469_598623619" text:style-name="Index_20_Link" text:visited-style-name="Index_20_Link">Pregunta 2<text:tab/>7</text:a></text:p>
        </text:index-body>
      </text:table-of-content>
      <text:h text:style-name="P12" text:outline-level="2"/>
      <text:p text:style-name="P2"><text:bookmark-start text:name="__RefHeading__111_598623619"/>Contenido<text:bookmark-end text:name="__RefHeading__111_598623619"/></text:p>
      <text:p text:style-name="P13"><text:span text:style-name="T4"><text:s text:c="28"/></text:span></text:p>
      <text:p text:style-name="P14"><text:span text:style-name="T5">web pregunta 8: </text:span><text:span text:style-name="Citation">support.microsoft.com/kb/307654/es</text:span></text:p>
      <text:p text:style-name="P2"><text:bookmark-start text:name="__RefHeading__119_598623619"/>Problemas encontrados<text:bookmark-end text:name="__RefHeading__119_598623619"/></text:p>
      <text:p text:style-name="P11"><text:bookmark-start text:name="__RefHeading__121_598623619"/><text:bookmark-end text:name="__RefHeading__121_598623619"/></text:p>
      <text:p text:style-name="ISO.1.Encabezado"/>
      <text:p text:style-name="P2"><text:bookmark-start text:name="__RefHeading__123_598623619"/>Opinión personal<text:bookmark-end text:name="__RefHeading__123_598623619"/></text:p>
      <text:p text:style-name="P8"><text:bookmark-start text:name="__RefHeading__125_598623619"/>Daniel Rosselló Sánchez<text:bookmark-end text:name="__RefHeading__125_598623619"/></text:p>
      <text:p text:style-name="P10"><text:bookmark-start text:name="__RefHeading__127_598623619"/>A pesar de conocer al existencia de las máquinas virtuales, nunca las había utilizado. Estas máquinas son un gran recurso, con una gran utilidad, ya sea para testear un S.O. o simplemente para tenerlo y usarlo cuando nos apetezca. <text:bookmark-end text:name="__RefHeading__127_598623619"/></text:p>
      <text:p text:style-name="P10">Sobre Windows XP, solo decir que siempre me ha parecido un gran S.O. con grandes herramientas que facilitan su manejo y la resolución de problemas que tengamos o podamos tener. </text:p>
      <text:p text:style-name="P9"/>
      <text:p text:style-name="ISO.2.Enunciado"><text:bookmark-start text:name="__RefHeading__133_598623619"/>Puntos de discusión <text:bookmark-end text:name="__RefHeading__133_598623619"/></text:p>
      <text:p text:style-name="ISO.1.Encabezado"/>
      <text:p text:style-name="P2"><text:bookmark-start text:name="__RefHeading__135_598623619"/>Bibliografía<text:bookmark-end text:name="__RefHeading__135_598623619"/></text:p>
      <text:p text:style-name="ISO.2.Enunciado"><text:bookmark-start text:name="__RefHeading__137_598623619"/>Pregunta <text:span text:style-name="T3">1</text:span><text:bookmark-end text:name="__RefHeading__137_598623619"/></text:p>
      <text:p text:style-name="ISO.3.Subenunciado"><text:bookmark-start text:name="__RefHeading__139_598623619"/>Webs<text:bookmark-end text:name="__RefHeading__139_598623619"/></text:p>
      <text:p text:style-name="ISO.5.Cuerpo"><text:bookmark-start text:name="__RefHeading__141_598623619"/><text:a xlink:type="simple" xlink:href="http://www.esta.es/" text:style-name="Internet_20_link" text:visited-style-name="Visited_20_Internet_20_Link"><text:span text:style-name="T2">www.esta.es</text:span></text:a><text:bookmark-end text:name="__RefHeading__141_598623619"/></text:p>
      <text:p text:style-name="ISO.5.Cuerpo"><text:bookmark-start text:name="__RefHeading__143_598623619"/><text:a xlink:type="simple" xlink:href="http://www.aquella.tambi.en/" text:style-name="Internet_20_link" text:visited-style-name="Visited_20_Internet_20_Link"><text:span text:style-name="T2">www.aquella.tambi.en</text:span></text:a><text:bookmark-end text:name="__RefHeading__143_598623619"/></text:p>
      <text:p text:style-name="ISO.3.Subenunciado"><text:bookmark-start text:name="__RefHeading__145_598623619"/>Libros<text:bookmark-end text:name="__RefHeading__145_598623619"/></text:p>
      <text:p text:style-name="ISO.5.Cuerpo"><text:bookmark-start text:name="__RefHeading__147_598623619"/>Este, ed. Aquel.<text:bookmark-end text:name="__RefHeading__147_598623619"/></text:p>
      <text:p text:style-name="ISO.2.Enunciado"><text:bookmark-start text:name="__RefHeading__469_598623619"/>Pregunta <text:span text:style-name="T3">2</text:span><text:bookmark-end text:name="__RefHeading__469_598623619"/></text:p>
      <text:p text:style-name="ISO.3.Subenunciado"><text:bookmark-start text:name="__RefHeading__139_5986236191"/>Webs<text:bookmark-end text:name="__RefHeading__139_5986236191"/></text:p>
      <text:p text:style-name="ISO.5.Cuerpo"><text:bookmark-start text:name="__RefHeading__141_5986236191"/><text:a xlink:type="simple" xlink:href="http://www.esta.es/" text:style-name="Internet_20_link" text:visited-style-name="Visited_20_Internet_20_Link"><text:span text:style-name="T2">www.esta.es</text:span></text:a><text:bookmark-end text:name="__RefHeading__141_5986236191"/></text:p>
      <text:p text:style-name="ISO.5.Cuerpo"><text:bookmark-start text:name="__RefHeading__143_5986236191"/><text:a xlink:type="simple" xlink:href="http://www.aquella.tambi.en/" text:style-name="Internet_20_link" text:visited-style-name="Visited_20_Internet_20_Link"><text:span text:style-name="T2">www.aquella.tambi.en</text:span></text:a><text:bookmark-end text:name="__RefHeading__143_5986236191"/></text:p>
      <text:p text:style-name="ISO.3.Subenunciado"><text:bookmark-start text:name="__RefHeading__145_5986236191"/>Libros<text:bookmark-end text:name="__RefHeading__145_5986236191"/></text:p>
      <text:p text:style-name="ISO.5.Cuerpo"><text:bookmark-start text:name="__RefHeading__147_5986236191"/>Este, ed. Aquel.<text:bookmark-end text:name="__RefHeading__147_598623619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imbus Mono1" svg:font-family="'Nimbus Mono'" style:font-pitch="fixed"/>
    <style:font-face style:name="Nimbus Mono" svg:font-family="'Nimbus Mono'" style:font-adornments="Normal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Nimbus Mono2" svg:font-family="'Nimbus Mono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ISO.2.Enunciado" style:family="paragraph" style:parent-style-name="List_20_1" style:next-style-name="ISO.3.Subenunciado" style:class="list" style:master-page-name="">
      <style:paragraph-properties fo:margin-top="1cm" fo:margin-bottom="0.21cm" loext:contextual-spacing="false" style:page-number="auto"/>
      <style:text-properties style:font-name="DejaVu Sans Condensed" fo:font-family="'DejaVu Sans Condensed'" style:font-style-name="Condensed" style:font-family-generic="swiss" style:font-pitch="variable" fo:font-size="14pt"/>
    </style:style>
    <style:style style:name="ISO.4.Pasos" style:family="paragraph" style:parent-style-name="List_20_2" style:next-style-name="ISO.5.Cuerpo" style:list-style-name="ISO.Numeración" style:class="list" style:master-page-name="">
      <style:paragraph-properties style:page-number="auto"/>
      <style:text-properties style:font-name="DejaVu Sans Light" fo:font-family="'DejaVu Sans Light'" style:font-style-name="ExtraLight" style:font-family-generic="swiss" style:font-pitch="variable" fo:font-size="14pt" fo:font-weight="150"/>
    </style:style>
    <style:style style:name="ISO.1.Encabezado" style:family="paragraph" style:parent-style-name="Heading_20_2" style:next-style-name="ISO.2.Enunciado" style:default-outline-level="" style:list-style-name="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ISO.5.Cuerpo" style:family="paragraph" style:parent-style-name="List_20_3" style:master-page-name="">
      <style:paragraph-properties fo:margin-left="1.91cm" fo:margin-right="0cm" fo:text-indent="0cm" style:auto-text-indent="false" style:page-number="auto"/>
      <style:text-properties style:font-name="Courier New" fo:font-family="'Courier New'" style:font-style-name="Normal" style:font-family-generic="modern" style:font-pitch="fixed" fo:font-size="12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SO.0.Otros" style:family="paragraph" style:parent-style-name="Header">
      <style:text-properties style:font-name="Nimbus Mono" fo:font-family="'Nimbus Mono'" style:font-style-name="Normal" style:font-pitch="fixed" officeooo:rsid="000280f8" style:font-size-asian="10.5pt"/>
    </style:style>
    <style:style style:name="ISO.3.Subenunciado" style:family="paragraph" style:parent-style-name="ISO.2.Enunciado" style:next-style-name="ISO.4.Pasos" style:master-page-name="">
      <style:paragraph-properties fo:margin-left="1cm" fo:margin-right="0cm" fo:margin-top="0cm" fo:margin-bottom="0.499cm" loext:contextual-spacing="false" fo:line-height="100%" fo:text-indent="0cm" style:auto-text-indent="false" style:page-number="auto">
        <style:tab-stops/>
      </style:paragraph-properties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ISO.Numeración">
      <text:list-level-style-number text:level="1" style:num-prefix=" " style:num-suffix=".-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-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.-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.-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.-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.-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.-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.-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.-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.-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07335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ISO.0.Otros"><text:span text:style-name="MT1">Práctica 1 - WXP</text:span><text:tab/><text:tab/><text:span text:style-name="MT1">Implantació de sistemes operatius</text:span></text:p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7:17:23.106239879</meta:creation-date>
    <dc:date>2015-01-20T17:51:48.640721443</dc:date>
    <meta:editing-duration>PT3H37M49S</meta:editing-duration>
    <meta:editing-cycles>21</meta:editing-cycles>
    <meta:generator>LibreOffice/4.3.3.2$Linux_X86_64 LibreOffice_project/430m0$Build-2</meta:generator>
    <dc:creator>drossan </dc:creator>
    <meta:document-statistic meta:table-count="0" meta:image-count="0" meta:object-count="0" meta:page-count="7" meta:paragraph-count="49" meta:word-count="214" meta:character-count="1363" meta:non-whitespace-character-count="1153"/>
  </office:meta>
</office:document-meta>
</file>